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94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第一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37">
            <text:p>37</text:p>
          </table:table-cell>
          <table:table-cell office:value-type="float" office:value="171">
            <text:p>171</text:p>
          </table:table-cell>
          <table:table-cell office:value-type="float" office:value="97">
            <text:p>9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34">
            <text:p>34</text:p>
          </table:table-cell>
          <table:table-cell office:value-type="float" office:value="159">
            <text:p>159</text:p>
          </table:table-cell>
          <table:table-cell office:value-type="float" office:value="90">
            <text:p>90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Ｓ妖夢</text:p>
          </table:table-cell>
          <table:table-cell office:value-type="float" office:value="27">
            <text:p>27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スター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文</text:p>
          </table:table-cell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  <table:table-cell office:value-type="float" office:value="53">
            <text:p>53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Ｎサラ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Ａ朱鷺子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9">
            <text:p>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Ｔフラン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Ｗ咲夜</text:p>
          </table:table-cell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スター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office:value-type="float" office:value="47">
            <text:p>47</text:p>
          </table:table-cell>
          <table:table-cell office:value-type="float" office:value="56.6">
            <text:p>56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Ｄ霊夢</text:p>
          </table:table-cell>
          <table:table-cell office:value-type="float" office:value="16">
            <text:p>16</text:p>
          </table:table-cell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Ｄ依姫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64.1">
            <text:p>64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Ｎサニー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鈴仙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9.7">
            <text:p>59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レミリア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Ｓ豊姫</text:p>
          </table:table-cell>
          <table:table-cell office:value-type="float" office:value="14">
            <text:p>14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パルスィ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Ｓマイ</text:p>
          </table:table-cell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Ｔさとり</text:p>
          </table:table-cell>
          <table:table-cell office:value-type="float" office:value="13">
            <text:p>13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Ｔ藍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Ｓ魔理沙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れっくうざ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72.4">
            <text:p>72.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ＡＤチルノ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20">
            <text:p>20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Ｄエリー</text:p>
          </table:table-cell>
          <table:table-cell office:value-type="float" office:value="16">
            <text:p>16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49.1">
            <text:p>49.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Ｈサニー</text:p>
          </table:table-cell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ミスティア</text:p>
          </table:table-cell>
          <table:table-cell office:value-type="float" office:value="14">
            <text:p>14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37.3">
            <text:p>37.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ＪＫ早苗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Ｄ鈴仙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5.1">
            <text:p>55.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呪い子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ありす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伊佐美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Ｎにとり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Ｓ幽々子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29.8">
            <text:p>29.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Ｄ小町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64.4">
            <text:p>64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Ｔ夢月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Ａレミリア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Ｈルナ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Ｓ咲夜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46.5">
            <text:p>46.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Ｈ早苗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コンガラ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こいし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Ｓフラン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Ｈレティ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ＡＤ妹紅</text:p>
          </table:table-cell>
          <table:table-cell office:value-type="float" office:value="13">
            <text:p>13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Ｄ萃香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ＳリリーＢ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レティ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諏訪子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Ａフラン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34.3">
            <text:p>34.3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非想天則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45.7">
            <text:p>45.7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Ｄアリス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19">
            <text:p>19</text:p>
          </table:table-cell>
          <table:table-cell office:value-type="float" office:value="54.3">
            <text:p>54.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ゴリアテ</text:p>
          </table:table-cell>
          <table:table-cell office:value-type="float" office:value="11">
            <text:p>11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幻月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魔天使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60.6">
            <text:p>60.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ビビット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48.5">
            <text:p>48.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Ｈルイズ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Ｎ神奈子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61.3">
            <text:p>61.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神綺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輪妖精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にとり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41.9">
            <text:p>41.9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サニー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ＬＩＣＥ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永琳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64.5">
            <text:p>64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豊姫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Ｈエレン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先代の巫女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スター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Ｎ神子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早苗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Ｈ青娥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Ａ萃香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Ａ華扇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Ｈオレンジ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Ｔヤマメ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Ｓリグル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早苗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Ｅルーミア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椛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57.7">
            <text:p>57.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Ｄレティ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Ｎ文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Ｎ幽香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咲夜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ぎらてぃな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Ｓ空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Ａ神奈子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Ｔ星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Ｎさとり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る～こと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ＡＤ橙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空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Ｅ魔理沙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65.2">
            <text:p>65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Ａ幽香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Ｎ天魔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Ｎヤマメ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Ｈメルラン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Ｈ大妖精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Ｎ明羅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妖夢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Ｓ鈴仙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Ｔ妖夢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Ｎルーミア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Ｔパチュリー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Ａ燐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Ｔアリス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Ｄミスティ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Ａ大妖精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Ｔ魔理沙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Ｄ妖夢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Ｈ雛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42.1">
            <text:p>42.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Ｄ衣玖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Ｔパルス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かいりゅー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Ｈカナ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Ｓにとり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幽香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Ｎメディスン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Ｄ美鈴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Ｎパルスィ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ヤマメ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Ｎこいし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夢美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Ｈ夢子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Ｓこいし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Ｓ小傘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Ｓてゐ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Ｄ紫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阿求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Ａ鈴仙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Ｈくるみ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Ｄ妹紅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73.3">
            <text:p>73.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.7">
            <text:p>26.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Ｄパチュリー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Ｔレミリア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Ｔメルラン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Ｄリグル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ＤリリーＷ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Ｎ大妖精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Ｎメルラン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Ｓ依姫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Ａ小傘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Ｎパチュリー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Ｓユキ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騒霊三姉妹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Ｔ空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Ａ慧音</text:p>
          </table:table-cell>
          <table:table-cell office:value-type="float" office:value="2">
            <text:p>2</text:p>
          </table:table-cell>
          <table:table-cell table:number-columns-repeated="2"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Ｄ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がぶりあす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Ｔナズーリン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Ａ天子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Ｎリグ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Ｓ魔梨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Ａ映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Ｎアリス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Ｄ幽々子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Ｎ屠自古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Ｓ靈夢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Ｄ里香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Ｄレミリア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Ｔミスティア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Ｎキクリ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Ｄ芳香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Ｄキスメ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Ｈメディスン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Ａサリエル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Ｎミスティア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Ｎルナサ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Ｈ布都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秋姉妹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ＡＤアリス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Ｎフラ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Ｄ小悪魔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Ｓレイセ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Ｔキスメ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霊夢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Ｈさとり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Ａ妹紅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Ｄ穣子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ＡＤて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Ｓ聖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Ｔ紫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Ｈ小町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Ｔルナ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ＡＤ美鈴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Ａ魔理沙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Ｈルナサ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霖之助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Ａ衣玖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Ｄチルノ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Ｔメディスン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Ｔ橙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Ｄ映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神玉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リリーＷ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Ｓ小町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冴月麟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Ｄメディスン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大ナマズ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Ｄナズーリ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Ｎ咲夜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Ａ輝夜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Ｔ雛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Ａ美鈴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Ｈ星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Ｈレイラ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聖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Ｎ朱鷺子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Ａ藍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Ｎ妹紅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Ｓ橙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Ｈ穣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Ｎ小傘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神玉・陽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Ｎ穣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Ｓ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Ｈ小悪魔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Ｓチル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でぃあるが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Ｎルナ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Ａ幽々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Ｓ輝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Ａパチュリー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Ｈ響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ＡリリーＢ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Ｄ雛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Ｓ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Ａ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Ｔぬ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Ｓ美鈴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Ｄ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Ｔ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ちびサニ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Ｄ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神玉・陰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Ｈ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Ｄ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一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スター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Ａ文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れっくうざ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Ｄ霊夢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Ａ朱鷺子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天子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Ｓ文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依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スター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Ｔフラ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コンガラ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Ｔ鈴仙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Ｄ小町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妖夢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Ｎ神奈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ミミちゃん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Ｎサニー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Ａ衣玖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ＡＤ鈴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魔天使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Ａ大妖精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Ｈレティ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Ｎサラ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Ｎ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Ｓレティ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Ｄチルノ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マイ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エレ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Ｓ靈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Ｄ衣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Ｈ神綺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Ｈサニ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ＡＤ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ＳリリーＢ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Ｗ咲夜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Ｎ幽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輪妖精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Ｔ咲夜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伊佐美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呪い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Ｄ輝夜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Ｔあり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がぶりあ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Ｈ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Ｔ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Ｄに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Ｔさ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かいりゅー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ＡＤ妹紅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Ｈ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阿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ぎらてぃ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Ａ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第二幕全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29">
            <text:p>29</text:p>
          </table:table-cell>
          <table:table-cell office:value-type="float" office:value="137">
            <text:p>137</text:p>
          </table:table-cell>
          <table:table-cell office:value-type="float" office:value="65">
            <text:p>65</text:p>
          </table:table-cell>
          <table:table-cell office:value-type="float" office:value="47.4">
            <text:p>47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Ｎサニー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Ｎスター</text:p>
          </table:table-cell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  <table:table-cell office:value-type="float" office:value="57">
            <text:p>57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豊姫</text:p>
          </table:table-cell>
          <table:table-cell office:value-type="float" office:value="15">
            <text:p>15</text:p>
          </table:table-cell>
          <table:table-cell office:value-type="float" office:value="88">
            <text:p>88</text:p>
          </table:table-cell>
          <table:table-cell office:value-type="float" office:value="49">
            <text:p>49</text:p>
          </table:table-cell>
          <table:table-cell office:value-type="float" office:value="55.7">
            <text:p>55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妖夢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56">
            <text:p>5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Ｄ天子</text:p>
          </table:table-cell>
          <table:table-cell office:value-type="float" office:value="22">
            <text:p>22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float" office:value="49.4">
            <text:p>49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Ｄスター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33">
            <text:p>3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Ｔフラン</text:p>
          </table:table-cell>
          <table:table-cell office:value-type="float" office:value="18">
            <text:p>18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Ｎサラ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58.6">
            <text:p>58.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Ｗ咲夜</text:p>
          </table:table-cell>
          <table:table-cell office:value-type="float" office:value="15">
            <text:p>15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ＡＤチルノ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Ｔ鈴仙</text:p>
          </table:table-cell>
          <table:table-cell office:value-type="float" office:value="15">
            <text:p>15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藍</text:p>
          </table:table-cell>
          <table:table-cell office:value-type="float" office:value="15">
            <text:p>15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60.9">
            <text:p>60.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Ｎにとり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さとり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Ｓ文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輪妖精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67.7">
            <text:p>67.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霊夢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50.8">
            <text:p>50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Ａ朱鷺子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Ｄエリー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47.3">
            <text:p>47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Ｈサニー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ＡＤ妹紅</text:p>
          </table:table-cell>
          <table:table-cell office:value-type="float" office:value="16">
            <text:p>16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ルナ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31.4">
            <text:p>31.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Ｄパルスィ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Ｓマイ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ミミちゃん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Ｓレミリア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Ｓフラン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Ｓ魔理沙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Ｓ咲夜</text:p>
          </table:table-cell>
          <table:table-cell office:value-type="float" office:value="13">
            <text:p>13</text:p>
          </table:table-cell>
          <table:table-cell office:value-type="float" office:value="41">
            <text:p>41</text:p>
          </table:table-cell>
          <table:table-cell office:value-type="float" office:value="19">
            <text:p>19</text:p>
          </table:table-cell>
          <table:table-cell office:value-type="float" office:value="46.3">
            <text:p>46.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Ｔ夢月</text:p>
          </table:table-cell>
          <table:table-cell office:value-type="float" office:value="13">
            <text:p>13</text:p>
          </table:table-cell>
          <table:table-cell office:value-type="float" office:value="40">
            <text:p>40</text:p>
          </table:table-cell>
          <table:table-cell office:value-type="float" office:value="19">
            <text:p>19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Ａ諏訪子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52.5">
            <text:p>52.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Ｈルイズ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43.6">
            <text:p>43.6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ビビット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51.3">
            <text:p>51.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Ｄレティ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Ｓ幽々子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Ｈ早苗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呪い子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51.4">
            <text:p>51.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Ｔ早苗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48.6">
            <text:p>48.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Ｄ依姫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47.2">
            <text:p>47.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Ａレミリア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Ｔありす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Ｔ星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Ｄ萃香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61.8">
            <text:p>61.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ＪＫ早苗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Ａ神奈子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伊佐美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55.9">
            <text:p>55.9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Ｈくるみ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51.5">
            <text:p>51.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神綺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Ｎ神子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Ｎ霊夢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77.4">
            <text:p>77.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ＡＤ鈴仙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51.6">
            <text:p>51.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Ｈメルラン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56.7">
            <text:p>56.7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レティ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Ｓリグル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鈴仙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Ａフラン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Ａ空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Ｈオレンジ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ゴリアテ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アリス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魔天使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Ｅルーミア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永琳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る〜こと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41.4">
            <text:p>41.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Ｓ幻月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60.7">
            <text:p>60.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Ｎ神奈子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9.3">
            <text:p>59.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Ｎ文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70.4">
            <text:p>70.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ＡＬＩＣＥ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40.7">
            <text:p>40.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Ｈ青娥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れっくうざ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69.2">
            <text:p>69.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Ｓにとり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雛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Ｄパチュリー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Ｄ輝夜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Ｓユキ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Ｎ天魔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Ｄ早苗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Ａ大妖精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Ｎ明羅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9.2">
            <text:p>29.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Ｄ里香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34.8">
            <text:p>34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Ｈスター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パチュリー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Ｎ屠自古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Ｔ妖夢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Ｈ燐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非想天則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Ｓ空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Ｓ橙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Ｎコンガラ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Ｎヤマメ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かいりゅー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Ｈヤマメ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阿求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Ａ慧音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先代の巫女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Ａ萃香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Ａ華扇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73.7">
            <text:p>73.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ＡＤ橙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Ｎ豊姫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Ｄリグル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ぎらてぃな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Ｔメルラン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ミスティア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Ｔ魔理沙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Ａ椛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ＡＤミスティ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72.2">
            <text:p>72.2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Ｈエレン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64.7">
            <text:p>64.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Ｈミスティア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0.6">
            <text:p>70.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ＳリリーＢ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Ｄ華扇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Ｄ美鈴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9.4">
            <text:p>29.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メディスン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Ａ燐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Ｔレミリア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Ｔパルスィ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Ｔこいし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Ｈカナ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チルノ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Ｄ衣玖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Ｈレティ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Ｔ咲夜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Ｎルナ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冴月麟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Ｎパルスィ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8.6">
            <text:p>78.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Ｓこいし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でぃあるが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Ｎ聖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Ａ幽香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1.4">
            <text:p>21.4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てゐ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アリス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Ｔメディスン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Ｎさとり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Ｄキスメ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Ｓ慧音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Ｈ萃香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Ｎ幽香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Ｓエリス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Ａ夢美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靈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Ｄレイラ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Ｔ紫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Ｔヤマメ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Ｄ妖夢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Ａ輝夜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Ｔルーミア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Ｎキクリ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Ｅ魔理沙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ＡＤアリス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.3">
            <text:p>8.3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Ｈさとり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ＡＤ紫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1.7">
            <text:p>41.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1.8">
            <text:p>81.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Ｄ映姫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Ａ映姫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Ｓ布都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Ａ鈴仙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Ｄ小町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Ｈ大妖精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Ｓ小傘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Ｄメディスン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Ｎルーミア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Ｈ布都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Ｔリリカ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Ａサリエル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Ｓ依姫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Ｎパチュリー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Ａ美鈴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Ｓ輝夜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Ａパチュリー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ＨリリーＷ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Ｔ静葉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魅魔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Ｓレイセン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8.9">
            <text:p>88.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Ｄにとり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Ａ妖夢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秋姉妹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サニー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騒霊三姉妹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ＡＤてゐ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ＡＤ美鈴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Ｄ幽々子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Ｈメディスン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Ｔキスメ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Ｔルナ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勇儀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Ｄ芳香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Ｎリグル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Ｎ咲夜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Ｔアリス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雛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Ｓ聖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Ｈ小悪魔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Ｄ小悪魔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Ａ藍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4.3">
            <text:p>14.3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Ｎこいし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Ｔ橙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Ｄナズーリ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Ｓマミゾウ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衣玖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Ｔ空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幽々子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Ｔミスティア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大ナマズ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Ａ豊姫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Ｎフラ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6.7">
            <text:p>16.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Ｄ妹紅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Ｈレイラ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Ｔ萃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Ｈ小町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Ａはたて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Ａ霊夢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がぶりあ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Ｈ夢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Ｄ幽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Ｄレミリア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Ｓチルノ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Ａ魔理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Ｎ星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Ｈルナサ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Ｎ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Ｓ紫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Ｈ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ぬえ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Ｓ魔梨沙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ぎゃらど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Ｄ慧音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ちびサニ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ちびルイ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神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Ａ橙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Ｎアリス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Ｓ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Ｔ先代の巫女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ＡＤマリサ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Ｄ穣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Ａ小傘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Ｓ小町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Ｈ星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Ａ一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Ａ幽々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Ｄルーミ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Ｔ小悪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Ｈ穣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Ｎ大妖精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Ｄ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Ｎぬ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Ｈ藍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Ａ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Ｔ雛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Ａ静葉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</table:table>
      <table:table table:name="第二幕決勝" table:style-name="ta1" table:print="false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Ｓ妖夢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Ｓ豊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Ｄ霊夢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Ｈルイズ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呪い子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Ｈサニー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輝夜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Ｓ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かいりゅー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Ｎスター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れっくうざ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Ｎサラ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Ａ文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Ｔあり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Ｓレミリア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Ｎコンガラ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幽々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ティ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Ｄエリ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Ｎ屠自古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Ｎサニー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Ｈメルラン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Ａ妖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Ｎパルス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Ｔパチュリ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華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ＡＤ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Ｄスター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ぎらてぃな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Ｗ咲夜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Ｔ鈴仙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ビビッ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Ｈカナ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Ｔ夢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Ｓ幻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ＡＤ妹紅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Ｔ妖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Ｈルナサ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Ａ朱鷺子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Ｔナズーリン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Ｈ神綺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Ｎ文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Ｈエレ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Ｄ里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Ｓこい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一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Ｎ神奈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Ｓ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ぱるきあ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ミミちゃ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Ｄチルノ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Ｄ天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Ｈ響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Ａ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一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Ｓ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ミスティア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Ｔ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Ｓ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Ｄナズーリ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Ｎ豊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Ｈ萃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Ｄ依姫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Ｎ霊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table table:name="全試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Ａ文</text:p>
          </table:table-cell>
          <table:table-cell office:value-type="float" office:value="50">
            <text:p>50</text:p>
          </table:table-cell>
          <table:table-cell office:value-type="float" office:value="308">
            <text:p>308</text:p>
          </table:table-cell>
          <table:table-cell office:value-type="float" office:value="162">
            <text:p>162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天子</text:p>
          </table:table-cell>
          <table:table-cell office:value-type="float" office:value="41">
            <text:p>41</text:p>
          </table:table-cell>
          <table:table-cell office:value-type="float" office:value="240">
            <text:p>240</text:p>
          </table:table-cell>
          <table:table-cell office:value-type="float" office:value="130">
            <text:p>130</text:p>
          </table:table-cell>
          <table:table-cell office:value-type="float" office:value="54.2">
            <text:p>54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Ｎスター</text:p>
          </table:table-cell>
          <table:table-cell office:value-type="float" office:value="34">
            <text:p>34</text:p>
          </table:table-cell>
          <table:table-cell office:value-type="float" office:value="213">
            <text:p>213</text:p>
          </table:table-cell>
          <table:table-cell office:value-type="float" office:value="131">
            <text:p>131</text:p>
          </table:table-cell>
          <table:table-cell office:value-type="float" office:value="61.5">
            <text:p>61.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Ｓ妖夢</text:p>
          </table:table-cell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office:value-type="float" office:value="120">
            <text:p>120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Ｎサニー</text:p>
          </table:table-cell>
          <table:table-cell office:value-type="float" office:value="35">
            <text:p>35</text:p>
          </table:table-cell>
          <table:table-cell office:value-type="float" office:value="179">
            <text:p>179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Ｓ文</text:p>
          </table:table-cell>
          <table:table-cell office:value-type="float" office:value="31">
            <text:p>31</text:p>
          </table:table-cell>
          <table:table-cell office:value-type="float" office:value="172">
            <text:p>172</text:p>
          </table:table-cell>
          <table:table-cell office:value-type="float" office:value="82">
            <text:p>82</text:p>
          </table:table-cell>
          <table:table-cell office:value-type="float" office:value="47.7">
            <text:p>47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サラ</text:p>
          </table:table-cell>
          <table:table-cell office:value-type="float" office:value="28">
            <text:p>28</text:p>
          </table:table-cell>
          <table:table-cell office:value-type="float" office:value="172">
            <text:p>172</text:p>
          </table:table-cell>
          <table:table-cell office:value-type="float" office:value="101">
            <text:p>101</text:p>
          </table:table-cell>
          <table:table-cell office:value-type="float" office:value="58.7">
            <text:p>58.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Ｔフラン</text:p>
          </table:table-cell>
          <table:table-cell office:value-type="float" office:value="29">
            <text:p>29</text:p>
          </table:table-cell>
          <table:table-cell office:value-type="float" office:value="166">
            <text:p>166</text:p>
          </table:table-cell>
          <table:table-cell office:value-type="float" office:value="74">
            <text:p>74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スター</text:p>
          </table:table-cell>
          <table:table-cell office:value-type="float" office:value="31">
            <text:p>31</text:p>
          </table:table-cell>
          <table:table-cell office:value-type="float" office:value="160">
            <text:p>16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Ａ朱鷺子</text:p>
          </table:table-cell>
          <table:table-cell office:value-type="float" office:value="30">
            <text:p>30</text:p>
          </table:table-cell>
          <table:table-cell office:value-type="float" office:value="159">
            <text:p>159</text:p>
          </table:table-cell>
          <table:table-cell office:value-type="float" office:value="92">
            <text:p>92</text:p>
          </table:table-cell>
          <table:table-cell office:value-type="float" office:value="57.9">
            <text:p>57.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Ｗ咲夜</text:p>
          </table:table-cell>
          <table:table-cell office:value-type="float" office:value="25">
            <text:p>25</text:p>
          </table:table-cell>
          <table:table-cell office:value-type="float" office:value="158">
            <text:p>158</text:p>
          </table:table-cell>
          <table:table-cell office:value-type="float" office:value="75">
            <text:p>75</text:p>
          </table:table-cell>
          <table:table-cell office:value-type="float" office:value="47.5">
            <text:p>47.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Ｓ豊姫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85">
            <text:p>85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Ｄ霊夢</text:p>
          </table:table-cell>
          <table:table-cell office:value-type="float" office:value="21">
            <text:p>21</text:p>
          </table:table-cell>
          <table:table-cell office:value-type="float" office:value="142">
            <text:p>142</text:p>
          </table:table-cell>
          <table:table-cell office:value-type="float" office:value="78">
            <text:p>78</text:p>
          </table:table-cell>
          <table:table-cell office:value-type="float" office:value="54.9">
            <text:p>54.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Ｔ鈴仙</text:p>
          </table:table-cell>
          <table:table-cell office:value-type="float" office:value="24">
            <text:p>24</text:p>
          </table:table-cell>
          <table:table-cell office:value-type="float" office:value="133">
            <text:p>133</text:p>
          </table:table-cell>
          <table:table-cell office:value-type="float" office:value="82">
            <text:p>82</text:p>
          </table:table-cell>
          <table:table-cell office:value-type="float" office:value="61.7">
            <text:p>61.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Ｔさとり</text:p>
          </table:table-cell>
          <table:table-cell office:value-type="float" office:value="16">
            <text:p>16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48.4">
            <text:p>48.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ＡＤチルノ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37.9">
            <text:p>37.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Ｔ藍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float" office:value="66">
            <text:p>66</text:p>
          </table:table-cell>
          <table:table-cell office:value-type="float" office:value="53.2">
            <text:p>53.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Ｄ依姫</text:p>
          </table:table-cell>
          <table:table-cell office:value-type="float" office:value="22">
            <text:p>22</text:p>
          </table:table-cell>
          <table:table-cell office:value-type="float" office:value="114">
            <text:p>114</text:p>
          </table:table-cell>
          <table:table-cell office:value-type="float" office:value="67">
            <text:p>67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Ｄパルスィ</text:p>
          </table:table-cell>
          <table:table-cell office:value-type="float" office:value="16">
            <text:p>16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office:value-type="float" office:value="48.2">
            <text:p>48.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ミリア</text:p>
          </table:table-cell>
          <table:table-cell office:value-type="float" office:value="23">
            <text:p>23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Ｎにとり</text:p>
          </table:table-cell>
          <table:table-cell office:value-type="float" office:value="18">
            <text:p>18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51.8">
            <text:p>51.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Ｓマイ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float" office:value="49.5">
            <text:p>49.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Ｄエリー</text:p>
          </table:table-cell>
          <table:table-cell office:value-type="float" office:value="21">
            <text:p>21</text:p>
          </table:table-cell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48.1">
            <text:p>48.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Ｈサニー</text:p>
          </table:table-cell>
          <table:table-cell office:value-type="float" office:value="15">
            <text:p>15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office:value-type="float" office:value="51.9">
            <text:p>51.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ミミちゃん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40.4">
            <text:p>40.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Ｓ魔理沙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Ｈルナ</text:p>
          </table:table-cell>
          <table:table-cell office:value-type="float" office:value="17">
            <text:p>17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36.2">
            <text:p>36.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輪妖精</text:p>
          </table:table-cell>
          <table:table-cell office:value-type="float" office:value="19">
            <text:p>19</text:p>
          </table:table-cell>
          <table:table-cell office:value-type="float" office:value="93">
            <text:p>93</text:p>
          </table:table-cell>
          <table:table-cell office:value-type="float" office:value="55">
            <text:p>55</text:p>
          </table:table-cell>
          <table:table-cell office:value-type="float" office:value="59.1">
            <text:p>59.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ＡＤ妹紅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42.2">
            <text:p>42.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呪い子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ＪＫ早苗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フラン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Ｓ幽々子</text:p>
          </table:table-cell>
          <table:table-cell office:value-type="float" office:value="17">
            <text:p>17</text:p>
          </table:table-cell>
          <table:table-cell office:value-type="float" office:value="85">
            <text:p>85</text:p>
          </table:table-cell>
          <table:table-cell office:value-type="float" office:value="35">
            <text:p>35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Ｔ夢月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れっくうざ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Ｓ咲夜</text:p>
          </table:table-cell>
          <table:table-cell office:value-type="float" office:value="16">
            <text:p>16</text:p>
          </table:table-cell>
          <table:table-cell office:value-type="float" office:value="84">
            <text:p>84</text:p>
          </table:table-cell>
          <table:table-cell office:value-type="float" office:value="39">
            <text:p>39</text:p>
          </table:table-cell>
          <table:table-cell office:value-type="float" office:value="46.4">
            <text:p>46.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Ｔありす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伊佐美</text:p>
          </table:table-cell>
          <table:table-cell office:value-type="float" office:value="13">
            <text:p>13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63.4">
            <text:p>63.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ＡＤ鈴仙</text:p>
          </table:table-cell>
          <table:table-cell office:value-type="float" office:value="19">
            <text:p>19</text:p>
          </table:table-cell>
          <table:table-cell office:value-type="float" office:value="80">
            <text:p>80</text:p>
          </table:table-cell>
          <table:table-cell office:value-type="float" office:value="43">
            <text:p>43</text:p>
          </table:table-cell>
          <table:table-cell office:value-type="float" office:value="53.7">
            <text:p>53.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レミリア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Ｈ早苗</text:p>
          </table:table-cell>
          <table:table-cell office:value-type="float" office:value="13">
            <text:p>13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float" office:value="58.2">
            <text:p>58.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Ａ諏訪子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ビビット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Ｄ萃香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Ｈルイズ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Ｈミスティア</text:p>
          </table:table-cell>
          <table:table-cell office:value-type="float" office:value="14">
            <text:p>14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45.6">
            <text:p>45.6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Ｔ早苗</text:p>
          </table:table-cell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Ｓレティ</text:p>
          </table:table-cell>
          <table:table-cell office:value-type="float" office:value="13">
            <text:p>13</text:p>
          </table:table-cell>
          <table:table-cell office:value-type="float" office:value="65">
            <text:p>65</text:p>
          </table:table-cell>
          <table:table-cell office:value-type="float" office:value="36">
            <text:p>36</text:p>
          </table:table-cell>
          <table:table-cell office:value-type="float" office:value="55.4">
            <text:p>55.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Ａフラン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36.9">
            <text:p>36.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ＡＤレティ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Ｄアリス</text:p>
          </table:table-cell>
          <table:table-cell office:value-type="float" office:value="14">
            <text:p>14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3.1">
            <text:p>53.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Ｈ神綺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Ａゴリアテ</text:p>
          </table:table-cell>
          <table:table-cell office:value-type="float" office:value="18">
            <text:p>18</text:p>
          </table:table-cell>
          <table:table-cell office:value-type="float" office:value="63">
            <text:p>63</text:p>
          </table:table-cell>
          <table:table-cell office:value-type="float" office:value="19">
            <text:p>19</text:p>
          </table:table-cell>
          <table:table-cell office:value-type="float" office:value="30.2">
            <text:p>30.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魔天使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4.8">
            <text:p>54.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Ｓ幻月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Ｎコンガラ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54.1">
            <text:p>54.1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Ｎ神子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39.3">
            <text:p>39.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Ｄ永琳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Ｎ神奈子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 office:value-type="float" office:value="60.3">
            <text:p>60.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ＡＬＩＣＥ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office:value-type="float" office:value="23">
            <text:p>23</text:p>
          </table:table-cell>
          <table:table-cell office:value-type="float" office:value="39.7">
            <text:p>39.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Ａ神奈子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float" office:value="53.4">
            <text:p>53.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星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63.8">
            <text:p>63.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非想天則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43.9">
            <text:p>43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Ｄ小町</text:p>
          </table:table-cell>
          <table:table-cell office:value-type="float" office:value="11">
            <text:p>11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Ｓリグル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44.6">
            <text:p>44.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こいし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33">
            <text:p>33</text:p>
          </table:table-cell>
          <table:table-cell office:value-type="float" office:value="58.9">
            <text:p>58.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Ｈオレンジ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Ｈ青娥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32.1">
            <text:p>32.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Ｅルーミア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ＳリリーＢ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Ｎ霊夢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Ｈレティ</text:p>
          </table:table-cell>
          <table:table-cell office:value-type="float" office:value="14">
            <text:p>1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54.7">
            <text:p>54.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スター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52.8">
            <text:p>52.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る～こと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28.3">
            <text:p>28.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Ａ空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24">
            <text:p>24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Ｎ文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メルラン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Ｓ鈴仙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41.2">
            <text:p>41.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Ｄ早苗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Ａ先代の巫女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Ｎ豊姫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Ｈくるみ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23">
            <text:p>23</text:p>
          </table:table-cell>
          <table:table-cell office:value-type="float" office:value="47.9">
            <text:p>47.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Ｈエレン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51.1">
            <text:p>51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Ｎ天魔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18">
            <text:p>18</text:p>
          </table:table-cell>
          <table:table-cell office:value-type="float" office:value="38.3">
            <text:p>38.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Ａ萃香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5.3">
            <text:p>55.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Ｓ空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Ａ華扇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67.4">
            <text:p>67.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Ｎ明羅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Ｈ雛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21">
            <text:p>21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Ｓにとり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椛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61.4">
            <text:p>61.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Ａ大妖精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office:value-type="float" office:value="19">
            <text:p>19</text:p>
          </table:table-cell>
          <table:table-cell office:value-type="float" office:value="44.2">
            <text:p>44.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Ｔ妖夢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48.8">
            <text:p>48.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ＡＤ橙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55.8">
            <text:p>55.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Ｎヤマメ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38.1">
            <text:p>38.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ぎらてぃな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59.5">
            <text:p>59.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Ｔパチュリー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 office:value-type="float" office:value="47.6">
            <text:p>47.6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ぱるきあ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1.2">
            <text:p>51.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Ｄにとり</text:p>
          </table:table-cell>
          <table:table-cell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Ｄパチュリー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7">
            <text:p>17</text:p>
          </table:table-cell>
          <table:table-cell office:value-type="float" office:value="42.5">
            <text:p>42.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Ｔヤマメ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Ｔ咲夜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35.9">
            <text:p>35.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Ｔサニー</text:p>
          </table:table-cell>
          <table:table-cell office:value-type="float" office:value="12">
            <text:p>12</text:p>
          </table:table-cell>
          <table:table-cell office:value-type="float" office:value="39">
            <text:p>39</text:p>
          </table:table-cell>
          <table:table-cell office:value-type="float" office:value="21">
            <text:p>21</text:p>
          </table:table-cell>
          <table:table-cell office:value-type="float" office:value="53.8">
            <text:p>53.8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かいりゅー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68.4">
            <text:p>68.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さとり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31.6">
            <text:p>31.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ＡＤミスティ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Ｎ幽香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Ｔ魔理沙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75.7">
            <text:p>75.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Ｓユキ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43.2">
            <text:p>43.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Ｈヤマメ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40.5">
            <text:p>40.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Ａ幽香</text:p>
          </table:table-cell>
          <table:table-cell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Ａ燐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阿求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Ｅ魔理沙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2.9">
            <text:p>62.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Ｎメディスン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37.1">
            <text:p>37.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Ｄ美鈴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office:value-type="float" office:value="44.1">
            <text:p>44.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Ｔパルスィ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Ｄ衣玖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Ｄ里香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42.4">
            <text:p>42.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Ｈカナ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57.6">
            <text:p>57.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Ｄリグル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36.4">
            <text:p>36.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Ｎ屠自古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Ｄ輝夜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Ｈ大妖精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59.4">
            <text:p>59.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Ｔメルラン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Ａ慧音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71.9">
            <text:p>71.9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Ｄ妖夢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15">
            <text:p>15</text:p>
          </table:table-cell>
          <table:table-cell office:value-type="float" office:value="46.9">
            <text:p>46.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Ｎパルスィ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74.2">
            <text:p>74.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Ｎルーミア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38.7">
            <text:p>38.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Ｄレイラ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Ｔレミリア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36.7">
            <text:p>36.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Ｓこいし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Ｓてゐ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62.1">
            <text:p>62.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Ａ妖夢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55.2">
            <text:p>55.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Ｈ燐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Ｓエリス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51.7">
            <text:p>51.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Ａ夢美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34.5">
            <text:p>34.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Ｄ華扇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48.3">
            <text:p>48.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Ｔナズーリン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ＡＤ紫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Ｔアリス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59.3">
            <text:p>59.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Ｎミスティア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Ｓ小傘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Ａ鈴仙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Ｈ萃香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Ｓ布都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Ｓ橙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Ｄキスメ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45.8">
            <text:p>45.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Ｎこいし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Ｓ靈夢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Ｔ静葉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Ｓ依姫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56.5">
            <text:p>56.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Ｓアリス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52.2">
            <text:p>52.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Ｎパチュリー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Ｎキクリ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0.9">
            <text:p>40.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Ｄ幽香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Ｎルナサ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Ａ映姫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Ａ魅魔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Ｄチルノ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Ｈ夢子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52.4">
            <text:p>52.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Ｄ妹紅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61.9">
            <text:p>61.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Ａ豊姫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76.2">
            <text:p>76.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ＡＤアリス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Ｔメディスン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騒霊三姉妹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Ｔ紫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冴月麟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Ｈさとり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Ａサリエル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Ｎリグル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Ｈ布都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Ｄ幽々子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2.6">
            <text:p>52.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Ｄ芳香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Ｈメディスン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38.9">
            <text:p>38.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Ｔ空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61.1">
            <text:p>61.1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Ｎ聖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Ｓレイセン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Ａ勇儀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Ａはたて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47.1">
            <text:p>47.1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Ｄ映姫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Ｎマガン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52.9">
            <text:p>52.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Ｎルナ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58.8">
            <text:p>58.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秋姉妹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3.5">
            <text:p>23.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Ａ輝夜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35.3">
            <text:p>35.3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がぶりあす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Ｔキスメ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Ｔミスティア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1.3">
            <text:p>31.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でぃあるが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43.8">
            <text:p>43.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Ｔ先代の巫女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Ｄ小悪魔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6.3">
            <text:p>56.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霖之助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Ｓ慧音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ＡＤてゐ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ＡＤマリサ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Ａ小傘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Ｔルナ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ＡＤ美鈴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ＤリリーＷ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Ｎ諏訪子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Ｄメディスン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53.3">
            <text:p>53.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ＨリリーＷ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Ａユウカ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46.7">
            <text:p>46.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Ｎフラン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Ｎ大妖精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Ｄレミリア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Ｓ聖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64.3">
            <text:p>64.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Ｎ幽々子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Ｓ魔梨沙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Ｎ星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Ｔ橙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Ａ霊夢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Ｎメルラン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76.9">
            <text:p>76.9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Ａ美鈴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Ａ依姫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3.1">
            <text:p>23.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Ｎアリス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Ｔルーミア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8.5">
            <text:p>38.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Ｎ永琳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46.2">
            <text:p>46.2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Ａ衣玖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Ｈ響子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Ｔ美鈴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Ｈ小町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Ｄレティ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Ｎ咲夜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Ｓマミゾウ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Ｄ諏訪子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58.3">
            <text:p>58.3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Ａ天子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Ａ魔理沙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3.6">
            <text:p>63.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大ナマズ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Ｄナズーリン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5.5">
            <text:p>45.5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Ａ藍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7.3">
            <text:p>27.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Ｓ輝夜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54.5">
            <text:p>54.5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Ａパチュリー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とり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Ｈルナサ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Ｔ映姫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Ｄ鈴仙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Ｓユウカ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Ｔリリカ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7.8">
            <text:p>77.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Ｈ小悪魔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Ｄ穣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Ｓ燐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5.6">
            <text:p>55.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Ｈレイラ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Ｎ朱鷺子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Ｎ小兎姫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Ｈ永琳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22.2">
            <text:p>22.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Ｓ天子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Ｔ勇儀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Ｄ雛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神玉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ぎゃらどす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ぼーまんだ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Ａ妹紅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Ｎ小傘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8.6">
            <text:p>28.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Ｓ小町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Ｈナズーリン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2.9">
            <text:p>42.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Ｎ勇儀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Ｓチルノ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Ｈ星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Ｎレティ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Ｓぬえ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Ｈ慧音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Ａ村紗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Ｈちゆり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Ｔ雛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Ｓはたて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Ａてゐ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Ｔ萃香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Ｈ穣子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Ｓ紫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Ｎ妹紅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Ｄ慧音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Ｓ静葉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Ｎ一輪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神玉・陽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ちびサニ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Ｎ穣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Ａ幽々子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Ｎリリカ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ＡリリーＢ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Ｄルーミア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Ｈ藍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ちびルイ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Ｈ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Ａ橙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Ｎチルノ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Ｈて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Ａ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Ｔぬえ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Ｓ美鈴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Ｎリリー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Ｎリリー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Ｄ聖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神玉・陰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Ａ一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Ｔ小悪魔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りざーどん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Ｎぬえ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Ｔ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Ａ静葉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</table:table>
      <table:table table:name="全決勝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name</text:p>
          </table:table-cell>
          <table:table-cell office:value-type="string">
            <text:p>user</text:p>
          </table:table-cell>
          <table:table-cell office:value-type="string">
            <text:p>times</text:p>
          </table:table-cell>
          <table:table-cell office:value-type="string">
            <text:p>won</text:p>
          </table:table-cell>
          <table:table-cell office:value-type="string">
            <text:p>perc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Ｎスター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Ｄ霊夢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5.7">
            <text:p>35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Ａ文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30.8">
            <text:p>30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れっくうざ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Ｓ妖夢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2.7">
            <text:p>72.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Ａ朱鷺子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4.4">
            <text:p>44.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Ｎコンガラ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Ｄ天子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Ｄスタ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Ｄ依姫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Ｈサニー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1.4">
            <text:p>71.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Ｎサラ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7.1">
            <text:p>57.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Ｔ鈴仙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Ｎサニー</text:p>
          </table:table-cell>
          <table:table-cell table:number-columns-repeated="2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Ｓ文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呪い子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3.3">
            <text:p>83.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Ｄ輝夜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かいりゅー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Ｓ豊姫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Ｓレティ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Ｔフラン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Ｎ諏訪子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Ｈルイズ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Ｓ橙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Ｎ神奈子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ミミちゃん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Ｔルナサ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Ｄ小町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Ｔありす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Ｈ神綺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Ｗ咲夜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Ｓレミリア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Ａ萃香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Ｄ美鈴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Ａ衣玖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Ｄチルノ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ＡＤ鈴仙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魔天使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Ｈエレ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Ａ大妖精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Ｎ大妖精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Ｈメルラン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Ｈレティ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ＡＤ妹紅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ぎらてぃな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Ｓ幽々子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Ｔ星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3.3">
            <text:p>33.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Ｄエリー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Ｎ屠自古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.7">
            <text:p>66.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Ｎパチュリ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Ｓてゐ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Ｎヤマメ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Ｓマイ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Ｓ靈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Ｄ衣玖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ＡＤ紫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ＳリリーＢ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Ｓリグル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Ｎ幽香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輪妖精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Ｈミスティ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Ｔ咲夜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伊佐美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Ａ妖夢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Ｎパルスィ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Ｔパチュリー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Ａ華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ＡＤ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Ｈヤマメ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ビビッ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Ｄ萃香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Ｈカナ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Ｈスター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Ｔ夢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Ｓ幻月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Ｔ妖夢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Ｈルナサ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Ｔナズーリン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Ｎ文</text:p>
          </table:table-cell>
          <table:table-cell table:number-columns-repeated="3"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がぶりあ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Ｔ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Ａ諏訪子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Ｔ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Ｓレイセ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Ｄに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Ｔさと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ゾンビＦ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Ｄ早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Ａ空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Ｈ大妖精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Ａレミリ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阿求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Ａ幽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Ｄ里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Ｄパルス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Ｓこい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Ａ一輪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Ｎ永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Ｓ魔理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Ｓ静葉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ぱるきあ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ＡＤレティ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Ｈ響子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Ａ村紗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Ｎ一輪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Ｓユキ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Ｈルナ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Ｔメルラ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Ｔ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Ｓ慧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Ｄナズーリン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Ｎ豊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Ｈ萃香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Ｎミスティ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Ｄ映姫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Ｎ霊夢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</table:table>
      <table:database-ranges>
        <table:database-range table:target-range-address="第一幕決勝.A1:第一幕決勝.F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2013/01/22</text:date>, <text:time>03:24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2T03:24:35.79</dc:date>
    <meta:generator>OpenOffice.org/3.4.1$Win32 OpenOffice.org_project/341m1$Build-9593</meta:generator>
    <meta:editing-duration>PT20M57S</meta:editing-duration>
    <meta:editing-cycles>4</meta:editing-cycles>
    <meta:document-statistic meta:table-count="6" meta:cell-count="6786" meta:object-count="0"/>
  </office:meta>
</office:document-meta>
</file>